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Monaco" svg:font-family="Monaco, Menlo, Consolas, 'Courier New', monospace"/>
    <style:font-face style:name="Source Sans Pro" svg:font-family="'Source Sans Pro'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bf7bf" officeooo:paragraph-rsid="001bf7bf"/>
    </style:style>
    <style:style style:name="P2" style:family="paragraph" style:parent-style-name="Standard" style:list-style-name="L1"/>
    <style:style style:name="P3" style:family="paragraph" style:parent-style-name="Standard">
      <style:text-properties style:font-name="Liberation Serif"/>
    </style:style>
    <style:style style:name="P4" style:family="paragraph" style:parent-style-name="Standard" style:list-style-name="L1">
      <style:text-properties style:font-name="Liberation Serif"/>
    </style:style>
    <style:style style:name="P5" style:family="paragraph" style:parent-style-name="Standard">
      <style:text-properties style:font-name="Liberation Serif" fo:font-size="12pt" style:font-size-asian="12pt" style:font-size-complex="12pt"/>
    </style:style>
    <style:style style:name="P6" style:family="paragraph" style:parent-style-name="Standard" style:list-style-name="L1">
      <style:text-properties style:font-name="Liberation Serif" fo:font-size="12pt" style:font-size-asian="12pt" style:font-size-complex="12pt"/>
    </style:style>
    <style:style style:name="P7" style:family="paragraph" style:parent-style-name="Standard" style:list-style-name="L2">
      <style:text-properties style:font-name="Liberation Serif" fo:font-size="12pt" style:font-size-asian="12pt" style:font-size-complex="12pt"/>
    </style:style>
    <style:style style:name="P8" style:family="paragraph" style:parent-style-name="Standard">
      <style:text-properties style:font-name="Liberation Serif" fo:font-size="12pt" officeooo:rsid="002a9a8b" officeooo:paragraph-rsid="002a9a8b" style:font-size-asian="12pt" style:font-size-complex="12pt"/>
    </style:style>
    <style:style style:name="P9" style:family="paragraph" style:parent-style-name="Standard" style:list-style-name="L1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officeooo:rsid="0021e2f4" officeooo:paragraph-rsid="0021e2f4"/>
    </style:style>
    <style:style style:name="P11" style:family="paragraph" style:parent-style-name="Standard">
      <style:text-properties officeooo:rsid="002640a5" officeooo:paragraph-rsid="002640a5"/>
    </style:style>
    <style:style style:name="P12" style:family="paragraph" style:parent-style-name="Standard" style:list-style-name="L2"/>
    <style:style style:name="P13" style:family="paragraph" style:parent-style-name="Standard">
      <style:text-properties officeooo:rsid="002a9a8b" officeooo:paragraph-rsid="002a9a8b"/>
    </style:style>
    <style:style style:name="T1" style:family="text">
      <style:text-properties fo:font-variant="normal" fo:text-transform="none" fo:color="#474a54" style:font-name="Liberation Serif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474a54" style:font-name="Liberation Serif" fo:font-size="12pt" fo:letter-spacing="normal" fo:font-style="normal" fo:font-weight="bold" style:font-size-asian="12pt" style:font-size-complex="12pt"/>
    </style:style>
    <style:style style:name="T3" style:family="text">
      <style:text-properties fo:font-variant="normal" fo:text-transform="none" fo:color="#428bca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4" style:family="text">
      <style:text-properties fo:font-variant="normal" fo:text-transform="none" fo:color="#428bca" style:text-line-through-style="none" style:text-line-through-type="none" style:font-name="Liberation Serif" fo:font-size="12pt" fo:letter-spacing="normal" fo:font-style="normal" style:text-underline-style="none" fo:font-weight="bold" style:text-blinking="false" style:font-size-asian="12pt" style:font-size-complex="12pt"/>
    </style:style>
    <style:style style:name="T5" style:family="text">
      <style:text-properties fo:font-variant="normal" fo:text-transform="none" fo:color="#333333" style:font-name="Liberation Serif" fo:letter-spacing="normal" fo:background-color="transparent" loext:char-shading-value="0" fo:padding="0in" fo:border="none"/>
    </style:style>
    <style:style style:name="T6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 fo:padding="0in" fo:border="none"/>
    </style:style>
    <style:style style:name="T7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size-complex="12pt" fo:padding="0in" fo:border="none"/>
    </style:style>
    <style:style style:name="T8" style:family="text">
      <style:text-properties fo:font-variant="normal" fo:text-transform="none" fo:color="#333333" style:font-name="Liberation Serif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 fo:padding="0in" fo:border="none"/>
    </style:style>
    <style:style style:name="T9" style:family="text">
      <style:text-properties fo:font-variant="normal" fo:text-transform="none" fo:color="#333333" style:font-name="Liberation Serif" fo:font-size="12pt" fo:letter-spacing="normal" fo:font-style="normal" fo:font-weight="bold" officeooo:rsid="002b3ea4" fo:background-color="transparent" loext:char-shading-value="0" style:font-size-asian="12pt" style:font-weight-asian="bold" style:font-size-complex="12pt" style:font-weight-complex="bold" fo:padding="0in" fo:border="none"/>
    </style:style>
    <style:style style:name="T10" style:family="text">
      <style:text-properties fo:font-variant="normal" fo:text-transform="none" fo:color="#333333" style:font-name="Liberation Serif" fo:font-size="12pt" fo:letter-spacing="normal" fo:background-color="transparent" loext:char-shading-value="0" style:font-size-asian="12pt" style:font-size-complex="12pt" fo:padding="0in" fo:border="none"/>
    </style:style>
    <style:style style:name="T11" style:family="text">
      <style:text-properties fo:font-variant="normal" fo:text-transform="none" fo:color="#333333" style:font-name="Liberation Serif" fo:font-size="12pt" fo:letter-spacing="normal" fo:font-weight="bold" fo:background-color="transparent" loext:char-shading-value="0" style:font-size-asian="12pt" style:font-weight-asian="bold" style:font-size-complex="12pt" style:font-weight-complex="bold" fo:padding="0in" fo:border="none"/>
    </style:style>
    <style:style style:name="T12" style:family="text">
      <style:text-properties officeooo:rsid="0021e2f4"/>
    </style:style>
    <style:style style:name="T13" style:family="text">
      <style:text-properties officeooo:rsid="0023de98"/>
    </style:style>
    <style:style style:name="T14" style:family="text">
      <style:text-properties officeooo:rsid="00254598"/>
    </style:style>
    <style:style style:name="T15" style:family="text">
      <style:text-properties officeooo:rsid="0027547c"/>
    </style:style>
    <style:style style:name="T16" style:family="text">
      <style:text-properties officeooo:rsid="002905c9"/>
    </style:style>
    <style:style style:name="T17" style:family="text">
      <style:text-properties officeooo:rsid="002a4d87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pinnaker Installation Instructions</text:p>
      <text:p text:style-name="P1"/>
      <text:p text:style-name="P1"><text:span text:style-name="T12">Details</text:span> can be found in the following website:</text:p>
      <text:p text:style-name="P1"/>
      <text:p text:style-name="P1"><text:a xlink:type="simple" xlink:href="http://www.spinnaker.io/docs/creating-a-spinnaker-instance" text:style-name="Internet_20_link" text:visited-style-name="Visited_20_Internet_20_Link">http://www.spinnaker.io/docs/creating-a-spinnaker-instance</text:a></text:p>
      <text:p text:style-name="P1"/>
      <text:p text:style-name="P1">This is laid out in the format of the various cloud hosts. <text:s/>We would worry mostly about AWS, since that's where we have our current deployment set up. <text:s/><text:span text:style-name="T15">This document is mostly lifted directly from that website.</text:span></text:p>
      <text:p text:style-name="P1"/>
      <text:p text:style-name="P1">However, unless possessing a practice deployment container on AWS (as its utilization of Spinnaker requires a paid account), it's advisable to experiment with the Google Cloud, as new trial accounts receive $300 of trial expenses. <text:s/>This is more than sufficient to experiment with all aspects of Spinnaker. <text:s/><text:span text:style-name="T17">It's necessary to install the command line API for Google Cloud, so perform that function first.</text:span></text:p>
      <text:p text:style-name="P1"/>
      <text:p text:style-name="P10">Spinnaker may be installed to a Kubernetes instance but only if additionally connecting to Google Cloud. <text:s/><text:span text:style-name="T16">While it is expected that eventually Kubernetes support for Spinnaker will be ported to AWS, that is not the case as of this writing.</text:span> <text:s/>There is a local version that can be installed if running an instance of Ubuntu. <text:s/>Given that we are expecting to deploy to AWS, it's currently not advised to pursue either Kubernetes or a local installation.</text:p>
      <text:p text:style-name="P1"/>
      <text:p text:style-name="P1">For AWS:</text:p>
      <text:p text:style-name="P1"/>
      <text:p text:style-name="P3">Create an AWS virtual machine.</text:p>
      <text:list xml:id="list2344377961945134032" text:style-name="L1">
        <text:list-item text:start-value="1">
          <text:p text:style-name="P2"><text:span text:style-name="T1">Goto </text:span><text:a xlink:type="simple" xlink:href="https://console.aws.amazon.com/" text:style-name="Internet_20_link" text:visited-style-name="Visited_20_Internet_20_Link">AWS Console</text:a><text:span text:style-name="T3"> </text:span><text:span text:style-name="T1">&gt; AWS Identity &amp; Access Management &gt; Roles.</text:span></text:p>
          <text:list>
            <text:list-item>
              <text:p text:style-name="P2"><text:span text:style-name="T1">Click on </text:span><text:span text:style-name="Strong_20_Emphasis"><text:span text:style-name="T2">Create New Role</text:span></text:span><text:span text:style-name="T1">.</text:span></text:p>
            </text:list-item>
            <text:list-item>
              <text:p text:style-name="P2"><text:span text:style-name="T1">Type "spinnakerRole" in the </text:span><text:span text:style-name="Strong_20_Emphasis"><text:span text:style-name="T2">Role Name </text:span></text:span><text:span text:style-name="T1">field. Hit </text:span><text:span text:style-name="Strong_20_Emphasis"><text:span text:style-name="T2">Next Step</text:span></text:span><text:span text:style-name="T1">.</text:span></text:p>
            </text:list-item>
            <text:list-item>
              <text:p text:style-name="P2"><text:span text:style-name="T1">Click </text:span><text:span text:style-name="Strong_20_Emphasis"><text:span text:style-name="T2">Select </text:span></text:span><text:span text:style-name="T1">for the </text:span><text:span text:style-name="Strong_20_Emphasis"><text:span text:style-name="T2">Amazon EC2 </text:span></text:span><text:span text:style-name="T1">service.</text:span></text:p>
            </text:list-item>
            <text:list-item>
              <text:p text:style-name="P2"><text:span text:style-name="T1">Select the checkbox next to </text:span><text:span text:style-name="Strong_20_Emphasis"><text:span text:style-name="T2">PowerUserAccess</text:span></text:span><text:span text:style-name="T1">, then click<text:line-break/></text:span><text:span text:style-name="Strong_20_Emphasis"><text:span text:style-name="T2">Next Step</text:span></text:span><text:span text:style-name="T1">, followed by </text:span><text:span text:style-name="Strong_20_Emphasis"><text:span text:style-name="T2">Create Role</text:span></text:span><text:span text:style-name="T1">.</text:span></text:p>
            </text:list-item>
            <text:list-item>
              <text:p text:style-name="P6">Click on the role you created.</text:p>
            </text:list-item>
            <text:list-item>
              <text:p text:style-name="P2"><text:span text:style-name="T1">Click on the </text:span><text:span text:style-name="Strong_20_Emphasis"><text:span text:style-name="T2">Inline Policies</text:span></text:span><text:span text:style-name="T1"> header, then click the link to create an inline policy.</text:span></text:p>
            </text:list-item>
            <text:list-item>
              <text:p text:style-name="P2"><text:span text:style-name="T1">Click </text:span><text:span text:style-name="Strong_20_Emphasis"><text:span text:style-name="T2">Select </text:span></text:span><text:span text:style-name="T1">for </text:span><text:span text:style-name="Strong_20_Emphasis"><text:span text:style-name="T2">Policy Generator</text:span></text:span><text:span text:style-name="T1">.</text:span></text:p>
            </text:list-item>
            <text:list-item>
              <text:p text:style-name="P2"><text:span text:style-name="T1">Select </text:span><text:span text:style-name="Strong_20_Emphasis"><text:span text:style-name="T2">AWS Identity and Access Management </text:span></text:span><text:span text:style-name="T1">from the </text:span><text:span text:style-name="Strong_20_Emphasis"><text:span text:style-name="T2">AWS Service </text:span></text:span><text:span text:style-name="T1">pulldown.</text:span></text:p>
            </text:list-item>
            <text:list-item>
              <text:p text:style-name="P2"><text:span text:style-name="T1">Select </text:span><text:span text:style-name="Strong_20_Emphasis"><text:span text:style-name="T2">PassRole </text:span></text:span><text:span text:style-name="T1">for </text:span><text:span text:style-name="Strong_20_Emphasis"><text:span text:style-name="T2">Actions</text:span></text:span><text:span text:style-name="T1">.</text:span></text:p>
            </text:list-item>
            <text:list-item>
              <text:p text:style-name="P2"><text:span text:style-name="T1">Type </text:span><text:span text:style-name="Emphasis"><text:span text:style-name="T1">(the asterisk character) in the *Amazon Resource Name (ARN) </text:span></text:span><text:span text:style-name="T1">box.</text:span></text:p>
            </text:list-item>
            <text:list-item>
              <text:p text:style-name="P2"><text:span text:style-name="T1">Click </text:span><text:span text:style-name="Strong_20_Emphasis"><text:span text:style-name="T2">Add Statement</text:span></text:span><text:span text:style-name="T1">, then </text:span><text:span text:style-name="Strong_20_Emphasis"><text:span text:style-name="T2">Next Step</text:span></text:span><text:span text:style-name="T1">.</text:span></text:p>
            </text:list-item>
            <text:list-item>
              <text:p text:style-name="P2"><text:span text:style-name="T1">Click </text:span><text:span text:style-name="Strong_20_Emphasis"><text:span text:style-name="T2">Apply Policy</text:span></text:span><text:span text:style-name="T1">.</text:span></text:p>
            </text:list-item>
            <text:list-item>
              <text:p text:style-name="P2"><text:span text:style-name="T1">Goto </text:span><text:a xlink:type="simple" xlink:href="https://console.aws.amazon.com/" text:style-name="Internet_20_link" text:visited-style-name="Visited_20_Internet_20_Link"><text:span text:style-name="T3">AWS Console</text:span></text:a><text:span text:style-name="T1"> &gt; EC2.</text:span></text:p>
            </text:list-item>
            <text:list-item>
              <text:p text:style-name="P2"><text:span text:style-name="T1">Click </text:span><text:span text:style-name="Strong_20_Emphasis"><text:span text:style-name="T2">Launch Instance</text:span></text:span><text:span text:style-name="T1">.</text:span></text:p>
            </text:list-item>
            <text:list-item>
              <text:p text:style-name="P2"><text:span text:style-name="T1">Click </text:span><text:span text:style-name="Strong_20_Emphasis"><text:span text:style-name="T2">Community AMIs</text:span></text:span><text:span text:style-name="T1"> then</text:span></text:p>
            </text:list-item>
            <text:list-item>
              <text:p text:style-name="P2"><text:span text:style-name="T1">If the default region where your resources were allocated in </text:span><text:a xlink:type="simple" xlink:href="http://www.spinnaker.io/docs/creating-a-spinnaker-instance#step-1-set-up-your-target-deployment-environment" text:style-name="Internet_20_link" text:visited-style-name="Visited_20_Internet_20_Link"><text:span text:style-name="T3">Step 1</text:span></text:a><text:span text:style-name="T1"> is </text:span><text:span text:style-name="Source_20_Text"><text:span text:style-name="T6">us-west-2</text:span></text:span><text:span text:style-name="T1">, click </text:span><text:span text:style-name="Strong_20_Emphasis"><text:span text:style-name="T2">Select</text:span></text:span><text:span text:style-name="T1"> for the </text:span><text:span text:style-name="Strong_20_Emphasis"><text:span text:style-name="T2">Spinnaker-Ubuntu-14.04-42 - </text:span></text:span><text:a xlink:type="simple" xlink:href="https://console.aws.amazon.com/ec2/home?region=us-west-2#launchAmi=ami-cfb87eaf" text:style-name="Internet_20_link" text:visited-style-name="Visited_20_Internet_20_Link"><text:span text:style-name="Strong_20_Emphasis"><text:span text:style-name="T4">ami-cfb87eaf</text:span></text:span></text:a><text:span text:style-name="T1"> image. Otherwise, consult </text:span><text:a xlink:type="simple" xlink:href="http://www.spinnaker.io/docs/amazon-ami-ids" text:style-name="Internet_20_link" text:visited-style-name="Visited_20_Internet_20_Link"><text:span text:style-name="T3">this region-to-AMI mapping table</text:span></text:a><text:span text:style-name="T1"> to identify an appropriate image to use.</text:span></text:p>
            </text:list-item>
            <text:list-item>
              <text:p text:style-name="P2"><text:span text:style-name="T1">Under </text:span><text:span text:style-name="Strong_20_Emphasis"><text:span text:style-name="T2">Step 2: Choose an Instance Type</text:span></text:span><text:span text:style-name="T1">, click the radio button<text:line-break/></text:span><text:soft-page-break/><text:span text:style-name="T1">for </text:span><text:span text:style-name="Strong_20_Emphasis"><text:span text:style-name="T2">m4.xlarge</text:span></text:span><text:span text:style-name="T1">, then click </text:span><text:span text:style-name="Strong_20_Emphasis"><text:span text:style-name="T2">Next: Configure Instance Details</text:span></text:span><text:span text:style-name="T1">.</text:span></text:p>
            </text:list-item>
            <text:list-item>
              <text:p text:style-name="P2"><text:span text:style-name="T1">Set the </text:span><text:span text:style-name="Strong_20_Emphasis"><text:span text:style-name="T2">Auto-assign Public IP</text:span></text:span><text:span text:style-name="T1"> field to </text:span><text:span text:style-name="Strong_20_Emphasis"><text:span text:style-name="T2">Enable</text:span></text:span><text:span text:style-name="T1">, and the </text:span><text:span text:style-name="Strong_20_Emphasis"><text:span text:style-name="T2">IAM<text:line-break/>role</text:span></text:span><text:span text:style-name="T1"> to "spinnakerRole".</text:span></text:p>
            </text:list-item>
            <text:list-item>
              <text:p text:style-name="P2"><text:span text:style-name="T1">Click </text:span><text:span text:style-name="Strong_20_Emphasis"><text:span text:style-name="T2">Review and Launch</text:span></text:span><text:span text:style-name="T1">.</text:span></text:p>
            </text:list-item>
            <text:list-item>
              <text:p text:style-name="P2"><text:span text:style-name="T1">Click </text:span><text:span text:style-name="Strong_20_Emphasis"><text:span text:style-name="T2">Launch</text:span></text:span><text:span text:style-name="T1">.</text:span></text:p>
            </text:list-item>
            <text:list-item>
              <text:p text:style-name="P2"><text:span text:style-name="T1">Select the </text:span><text:span text:style-name="Source_20_Text"><text:span text:style-name="T6">my-aws-account-keypair</text:span></text:span><text:span text:style-name="T1"> you created earlier.</text:span></text:p>
            </text:list-item>
            <text:list-item>
              <text:p text:style-name="P2"><text:span text:style-name="T1">Click </text:span><text:span text:style-name="Strong_20_Emphasis"><text:span text:style-name="T2">View Instances</text:span></text:span><text:span text:style-name="T1">. Make note of the </text:span><text:span text:style-name="Strong_20_Emphasis"><text:span text:style-name="T2">Public IP</text:span></text:span><text:span text:style-name="T1"> field for the newly-created instance. This will be needed in the next step.</text:span></text:p>
            </text:list-item>
            <text:list-item>
              <text:p text:style-name="P6">Note that it will take several minutes for Spinnaker post-configurations to complete.</text:p>
            </text:list-item>
          </text:list>
        </text:list-item>
      </text:list>
      <text:p text:style-name="P3"/>
      <text:list xml:id="list84337189573479" text:continue-list="list2344377961945134032" text:style-name="L1">
        <text:list-item text:start-value="2">
          <text:p text:style-name="P4"><text:span text:style-name="T14">Start a s</text:span>hell <text:span text:style-name="T13">application</text:span> in and open an SSH tunnel from your host to the virtual machine.</text:p>
          <text:list>
            <text:list-item>
              <text:p text:style-name="P4">Add this to ~/.ssh/config</text:p>
              <text:p text:style-name="P2"><text:span text:style-name="Source_20_Text"><text:span text:style-name="T5"><text:s/></text:span></text:span><text:span text:style-name="Source_20_Text"><text:span text:style-name="T7">Host spinnaker-start</text:span></text:span></text:p>
              <text:p text:style-name="P2"><text:span text:style-name="Source_20_Text"><text:span text:style-name="T10"><text:s text:c="3"/></text:span></text:span><text:span text:style-name="Source_20_Text"><text:span text:style-name="T7">HostName &lt;Public DNS name of instance you just created&gt;</text:span></text:span></text:p>
              <text:p text:style-name="P2"><text:span text:style-name="Source_20_Text"><text:span text:style-name="T10"><text:s text:c="3"/></text:span></text:span><text:span text:style-name="Source_20_Text"><text:span text:style-name="T7">IdentityFile &lt;/path/to/my-aws-account-keypair.pem&gt;</text:span></text:span></text:p>
              <text:p text:style-name="P2"><text:span text:style-name="Source_20_Text"><text:span text:style-name="T10"><text:s text:c="3"/></text:span></text:span><text:span text:style-name="Source_20_Text"><text:span text:style-name="T7">ControlMaster yes</text:span></text:span></text:p>
              <text:p text:style-name="P2"><text:span text:style-name="Source_20_Text"><text:span text:style-name="T10"><text:s text:c="3"/></text:span></text:span><text:span text:style-name="Source_20_Text"><text:span text:style-name="T7">ControlPath ~/.ssh/spinnaker-tunnel.ctl</text:span></text:span></text:p>
              <text:p text:style-name="P2"><text:span text:style-name="Source_20_Text"><text:span text:style-name="T10"><text:s text:c="3"/></text:span></text:span><text:span text:style-name="Source_20_Text"><text:span text:style-name="T7">RequestTTY no</text:span></text:span></text:p>
              <text:p text:style-name="P2"><text:span text:style-name="Source_20_Text"><text:span text:style-name="T10"><text:s text:c="3"/></text:span></text:span><text:span text:style-name="Source_20_Text"><text:span text:style-name="T7">LocalForward 9000 127.0.0.1:9000</text:span></text:span></text:p>
              <text:p text:style-name="P2"><text:span text:style-name="Source_20_Text"><text:span text:style-name="T10"><text:s text:c="3"/></text:span></text:span><text:span text:style-name="Source_20_Text"><text:span text:style-name="T7">LocalForward 8084 127.0.0.1:8084</text:span></text:span></text:p>
              <text:p text:style-name="P2"><text:span text:style-name="Source_20_Text"><text:span text:style-name="T10"><text:s text:c="3"/></text:span></text:span><text:span text:style-name="Source_20_Text"><text:span text:style-name="T7">LocalForward 8087 127.0.0.1:8087</text:span></text:span></text:p>
              <text:p text:style-name="P2"><text:span text:style-name="Source_20_Text"><text:span text:style-name="T10"><text:s text:c="3"/></text:span></text:span><text:span text:style-name="Source_20_Text"><text:span text:style-name="T7">User ubuntu</text:span></text:span></text:p>
              <text:p text:style-name="P6"/>
              <text:p text:style-name="P2"><text:span text:style-name="Source_20_Text"><text:span text:style-name="T10"><text:s/></text:span></text:span><text:span text:style-name="Source_20_Text"><text:span text:style-name="T7">Host spinnaker-stop</text:span></text:span></text:p>
              <text:p text:style-name="P2"><text:span text:style-name="Source_20_Text"><text:span text:style-name="T10"><text:s text:c="3"/></text:span></text:span><text:span text:style-name="Source_20_Text"><text:span text:style-name="T7">HostName &lt;Public DNS name of instance you just created&gt;</text:span></text:span></text:p>
              <text:p text:style-name="P2"><text:span text:style-name="Source_20_Text"><text:span text:style-name="T10"><text:s text:c="3"/></text:span></text:span><text:span text:style-name="Source_20_Text"><text:span text:style-name="T7">IdentityFile &lt;/path/to/my-aws-account-keypair.pem&gt;</text:span></text:span></text:p>
              <text:p text:style-name="P2"><text:span text:style-name="Source_20_Text"><text:span text:style-name="T10"><text:s text:c="3"/></text:span></text:span><text:span text:style-name="Source_20_Text"><text:span text:style-name="T7">ControlPath ~/.ssh/spinnaker-tunnel.ctl</text:span></text:span></text:p>
              <text:p text:style-name="P2"><text:span text:style-name="Source_20_Text"><text:span text:style-name="T10"><text:s text:c="3"/></text:span></text:span><text:span text:style-name="Source_20_Text"><text:span text:style-name="T7">RequestTTY no</text:span></text:span></text:p>
            </text:list-item>
            <text:list-item>
              <text:p text:style-name="P6">Create a spinnaker-tunnel.sh file with the following content, and give it execute permissions</text:p>
            </text:list-item>
          </text:list>
        </text:list-item>
      </text:list>
      <text:p text:style-name="P5"/>
      <text:list xml:id="list84335938314143" text:continue-numbering="true" text:style-name="L1">
        <text:list-item>
          <text:list>
            <text:list-header>
              <text:p text:style-name="P2"><text:span text:style-name="Source_20_Text"><text:span text:style-name="T11"><text:s/></text:span></text:span><text:span text:style-name="Source_20_Text"><text:span text:style-name="T8">#!/bin/bash</text:span></text:span></text:p>
              <text:p text:style-name="P9"/>
              <text:p text:style-name="P2"><text:span text:style-name="Source_20_Text"><text:span text:style-name="T11"><text:s/></text:span></text:span><text:span text:style-name="Source_20_Text"><text:span text:style-name="T8">socket=$HOME/.ssh/spinnaker-tunnel.ctl</text:span></text:span></text:p>
              <text:p text:style-name="P6"/>
              <text:p text:style-name="P2"><text:span text:style-name="Source_20_Text"><text:span text:style-name="T10"><text:s/></text:span></text:span><text:span text:style-name="Source_20_Text"><text:span text:style-name="T8">if [ "$1" == "start" ]; then</text:span></text:span></text:p>
              <text:p text:style-name="P2"><text:span text:style-name="Source_20_Text"><text:span text:style-name="T11"><text:s text:c="3"/></text:span></text:span><text:span text:style-name="Source_20_Text"><text:span text:style-name="T8">if [ ! \( -e ${socket} \) ]; then</text:span></text:span></text:p>
              <text:p text:style-name="P2"><text:span text:style-name="Source_20_Text"><text:span text:style-name="T11"><text:s text:c="5"/></text:span></text:span><text:span text:style-name="Source_20_Text"><text:span text:style-name="T8">echo "Starting tunnel to Spinnaker..."</text:span></text:span></text:p>
              <text:p text:style-name="P2"><text:span text:style-name="Source_20_Text"><text:span text:style-name="T11"><text:s text:c="5"/></text:span></text:span><text:span text:style-name="Source_20_Text"><text:span text:style-name="T8">ssh -f -N spinnaker-start &amp;&amp; echo "Done."</text:span></text:span></text:p>
              <text:p text:style-name="P2"><text:span text:style-name="Source_20_Text"><text:span text:style-name="T11"><text:s text:c="3"/></text:span></text:span><text:span text:style-name="Source_20_Text"><text:span text:style-name="T8">else</text:span></text:span></text:p>
              <text:p text:style-name="P2"><text:span text:style-name="Source_20_Text"><text:span text:style-name="T11"><text:s text:c="5"/></text:span></text:span><text:span text:style-name="Source_20_Text"><text:span text:style-name="T8">echo "Tunnel to Spinnaker running."</text:span></text:span></text:p>
              <text:p text:style-name="P2"><text:span text:style-name="Source_20_Text"><text:span text:style-name="T11"><text:s text:c="3"/></text:span></text:span><text:span text:style-name="Source_20_Text"><text:span text:style-name="T8">fi</text:span></text:span></text:p>
              <text:p text:style-name="P2"><text:span text:style-name="Source_20_Text"><text:span text:style-name="T11"><text:s/></text:span></text:span><text:span text:style-name="Source_20_Text"><text:span text:style-name="T8">fi</text:span></text:span></text:p>
              <text:p text:style-name="P9"/>
              <text:p text:style-name="P2"><text:span text:style-name="Source_20_Text"><text:span text:style-name="T11"><text:s/></text:span></text:span><text:span text:style-name="Source_20_Text"><text:span text:style-name="T8">if [ "$1" == "stop" ]; then</text:span></text:span></text:p>
              <text:p text:style-name="P2"><text:span text:style-name="Source_20_Text"><text:span text:style-name="T11"><text:s text:c="3"/></text:span></text:span><text:span text:style-name="Source_20_Text"><text:span text:style-name="T8">if [ \( -e ${socket} \) ]; then</text:span></text:span></text:p>
              <text:p text:style-name="P2"><text:span text:style-name="Source_20_Text"><text:span text:style-name="T11"><text:s text:c="5"/></text:span></text:span><text:span text:style-name="Source_20_Text"><text:span text:style-name="T8">echo "Stopping tunnel to Spinnaker..."</text:span></text:span></text:p>
              <text:p text:style-name="P2"><text:span text:style-name="Source_20_Text"><text:span text:style-name="T11"><text:s text:c="5"/></text:span></text:span><text:span text:style-name="Source_20_Text"><text:span text:style-name="T8">ssh -O "exit" spinnaker-stop &amp;&amp; echo "Done."</text:span></text:span></text:p>
              <text:p text:style-name="P2"><text:soft-page-break/><text:span text:style-name="Source_20_Text"><text:span text:style-name="T11"><text:s text:c="3"/></text:span></text:span><text:span text:style-name="Source_20_Text"><text:span text:style-name="T8">else</text:span></text:span></text:p>
              <text:p text:style-name="P2"><text:span text:style-name="Source_20_Text"><text:span text:style-name="T11"><text:s text:c="5"/></text:span></text:span><text:span text:style-name="Source_20_Text"><text:span text:style-name="T8">echo "Tunnel to Spinnaker stopped."</text:span></text:span></text:p>
              <text:p text:style-name="P2"><text:span text:style-name="Source_20_Text"><text:span text:style-name="T11"><text:s text:c="3"/></text:span></text:span><text:span text:style-name="Source_20_Text"><text:span text:style-name="T8">fi</text:span></text:span></text:p>
              <text:p text:style-name="P2"><text:span text:style-name="Source_20_Text"><text:span text:style-name="T11"><text:s/></text:span></text:span><text:span text:style-name="Source_20_Text"><text:span text:style-name="T8">fi</text:span></text:span></text:p>
            </text:list-header>
          </text:list>
        </text:list-item>
      </text:list>
      <text:p text:style-name="Standard"><text:span text:style-name="Source_20_Text"><text:span text:style-name="T7"/></text:span></text:p>
      <text:list xml:id="list84337574282862" text:continue-numbering="true" text:style-name="L1">
        <text:list-item>
          <text:list>
            <text:list-item>
              <text:p text:style-name="P6">Execute the script to start your Spinnaker tunnel</text:p>
              <text:p text:style-name="P2"><text:span text:style-name="Source_20_Text"><text:span text:style-name="T10"><text:s/></text:span></text:span><text:span text:style-name="Source_20_Text"><text:span text:style-name="T8">./spinnaker-tunnel.sh start</text:span></text:span></text:p>
            </text:list-item>
            <text:list-item>
              <text:p text:style-name="P6">You can also stop your Spinnaker tunnel</text:p>
              <text:p text:style-name="P2"><text:span text:style-name="Source_20_Text"><text:span text:style-name="T10"><text:s/></text:span></text:span><text:span text:style-name="Source_20_Text"><text:span text:style-name="T8">./spinnaker-tunnel.sh stop</text:span></text:span></text:p>
            </text:list-item>
            <text:list-item>
              <text:p text:style-name="P6">Once you have started your Spinnaker tunnel, you can connect to Spinnaker in your browser using the address:</text:p>
              <text:p text:style-name="P2"><text:span text:style-name="Source_20_Text"><text:span text:style-name="T10"><text:s/></text:span></text:span><text:a xlink:type="simple" xlink:href="http://127.0.0.1:9000/" text:style-name="Internet_20_link" text:visited-style-name="Visited_20_Internet_20_Link"><text:span text:style-name="Source_20_Text">http://127.0.0.1:9000/</text:span></text:a><text:span text:style-name="Source_20_Text"><text:span text:style-name="T8"> <text:s/></text:span></text:span><text:span text:style-name="Source_20_Text"><text:span text:style-name="T9">(</text:span></text:span><text:a xlink:type="simple" xlink:href="http://localhost:9000/" text:style-name="Internet_20_link" text:visited-style-name="Visited_20_Internet_20_Link"><text:span text:style-name="Source_20_Text">http://localhost:9000</text:span></text:a><text:span text:style-name="Source_20_Text"><text:span text:style-name="T9"> works too)</text:span></text:span></text:p>
            </text:list-item>
          </text:list>
        </text:list-item>
      </text:list>
      <text:p text:style-name="P1"/>
      <text:p text:style-name="P5">For Google Cloud:</text:p>
      <text:p text:style-name="P5"/>
      <text:p text:style-name="P8">Ensure the command line API for Google Cloud is installed locally. <text:s/>Go to <text:a xlink:type="simple" xlink:href="https://cloud.google.com/sdk/" text:style-name="Internet_20_link" text:visited-style-name="Visited_20_Internet_20_Link">https://cloud.google.com/sdk/</text:a> in a browser, download the installer and complete.</text:p>
      <text:p text:style-name="P8"/>
      <text:p text:style-name="P8">Then set up Google Cloud and set up a running instance of Spinnaker.</text:p>
      <text:p text:style-name="P5">The quickest way to get a GCE instance running Spinnaker is to use Google's Cloud Launcher.</text:p>
      <text:list xml:id="list8787589266589404674" text:style-name="L2">
        <text:list-item text:start-value="1">
          <text:p text:style-name="P12"><text:span text:style-name="T1">Navigate to </text:span><text:a xlink:type="simple" xlink:href="https://cloud.google.com/launcher/solution/click-to-deploy-images/spinnaker" text:style-name="Internet_20_link" text:visited-style-name="Visited_20_Internet_20_Link"><text:span text:style-name="T3">Spinnaker on Cloud Launcher</text:span></text:a><text:span text:style-name="T1">.</text:span></text:p>
          <text:list>
            <text:list-item>
              <text:p text:style-name="P12"><text:span text:style-name="T1">The displayed </text:span><text:span text:style-name="Emphasis"><text:span text:style-name="T1">Estimated cost </text:span></text:span><text:span text:style-name="T1">is for running the GCE VM for one month. GCE VMs are charged at minute increments with a 10-minute minimum.</text:span></text:p>
            </text:list-item>
          </text:list>
        </text:list-item>
        <text:list-item text:start-value="2">
          <text:p text:style-name="P12"><text:span text:style-name="T1">Click the </text:span><text:span text:style-name="Strong_20_Emphasis"><text:span text:style-name="T2">Launch on Google Cloud Platform </text:span></text:span><text:span text:style-name="T1">button.</text:span></text:p>
        </text:list-item>
        <text:list-item text:start-value="3">
          <text:p text:style-name="P12"><text:span text:style-name="T1">Select the project you selected in </text:span><text:a xlink:type="simple" xlink:href="http://www.spinnaker.io/docs/creating-a-spinnaker-instance#step-1-set-up-your-target-deployment-environment" text:style-name="Internet_20_link" text:visited-style-name="Visited_20_Internet_20_Link">Step 1</text:a><text:span text:style-name="T3"> </text:span><text:span text:style-name="T1">above and click the </text:span><text:span text:style-name="Strong_20_Emphasis"><text:span text:style-name="T2">Continue </text:span></text:span><text:span text:style-name="T1">button.</text:span></text:p>
        </text:list-item>
        <text:list-item text:start-value="4">
          <text:p text:style-name="P12"><text:span text:style-name="T1">Keep defaults and click the </text:span><text:span text:style-name="Strong_20_Emphasis"><text:span text:style-name="T2">Deploy Spinnaker </text:span></text:span><text:span text:style-name="T1">button near the bottom.</text:span></text:p>
        </text:list-item>
        <text:list-item text:start-value="5">
          <text:p text:style-name="P12"><text:span text:style-name="T1">Install </text:span><text:span text:style-name="Source_20_Text"><text:span text:style-name="T6">gcloud</text:span></text:span><text:span text:style-name="T1">.</text:span></text:p>
          <text:list>
            <text:list-item>
              <text:p text:style-name="P12"><text:span text:style-name="T1">If you already have </text:span><text:span text:style-name="Source_20_Text"><text:span text:style-name="T6">gcloud </text:span></text:span><text:span text:style-name="T1">installed, you may skip this step. Otherwise, please follow the </text:span><text:a xlink:type="simple" xlink:href="https://cloud.google.com/sdk" text:style-name="Internet_20_link" text:visited-style-name="Visited_20_Internet_20_Link"><text:span text:style-name="T3">gcloud installation instructions</text:span></text:a><text:span text:style-name="T1">.</text:span></text:p>
            </text:list-item>
          </text:list>
        </text:list-item>
        <text:list-item text:start-value="6">
          <text:p text:style-name="P12"><text:span text:style-name="T1">When the deployment completes, open an SSH tunnel from your host to the GCE instance.<text:line-break/>You can find the specific command in the </text:span><text:span text:style-name="Strong_20_Emphasis"><text:span text:style-name="T2">Suggest next steps </text:span></text:span><text:span text:style-name="T1">screen that appears.</text:span></text:p>
          <text:list>
            <text:list-item>
              <text:p text:style-name="P7">Spinnaker may take a few minutes to configure itself. We suggest giving your instance 3-5 minutes for post-configurations to complete.</text:p>
            </text:list-item>
          </text:list>
        </text:list-item>
      </text:list>
      <text:p text:style-name="P11"/>
      <text:p text:style-name="P13">Once all installations are complete, it's a simple task to rerun Spinnaker, by logging into the appropriate environment and starting the Spinnaker application from the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Monaco" svg:font-family="Monaco, Menlo, Consolas, 'Courier New', monospace"/>
    <style:font-face style:name="Source Sans Pro" svg:font-family="'Source Sans Pro'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 Stahl</meta:initial-creator>
    <meta:creation-date>2016-07-01T08:12:45.546468404</meta:creation-date>
    <dc:date>2016-07-01T08:43:35.672626573</dc:date>
    <dc:creator>Jeff Stahl</dc:creator>
    <meta:editing-duration>PT30M43S</meta:editing-duration>
    <meta:editing-cycles>15</meta:editing-cycles>
    <meta:generator>LibreOffice/4.3.7.2$Linux_X86_64 LibreOffice_project/430$Build-2</meta:generator>
    <meta:document-statistic meta:table-count="0" meta:image-count="0" meta:object-count="0" meta:page-count="3" meta:paragraph-count="92" meta:word-count="914" meta:character-count="5603" meta:non-whitespace-character-count="4749"/>
  </office:meta>
</office:document-meta>
</file>